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a59b" officeooo:paragraph-rsid="000ba59b"/>
    </style:style>
    <style:style style:name="P2" style:family="paragraph" style:parent-style-name="Standard">
      <style:text-properties fo:font-weight="bold" officeooo:rsid="000ba59b" officeooo:paragraph-rsid="000ba59b" style:font-weight-asian="bold" style:font-weight-complex="bold"/>
    </style:style>
    <style:style style:name="P3" style:family="paragraph" style:parent-style-name="Standard">
      <style:text-properties fo:font-weight="normal" officeooo:rsid="000ba59b" officeooo:paragraph-rsid="000ba59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roblem 1 Results</text:p>
      <text:p text:style-name="P2"/>
      <text:p text:style-name="P3">When timing insertion and deletion in the hash table using various numbers of buckets, the “optimal” constant seemed to vary fairly often, tests never gravitated toward one better value. <text:s/>I believe this is because my hash function (the one in the text file) tends to hash strings fairly evenly among the buckets each time. <text:s/>Below are the results for one of the tests.</text:p>
      <text:p text:style-name="P1"/>
      <text:p text:style-name="P1">LOADING 10,000 WORDS INTO OPEN HASH TABLE AND TIMING INSERTION/DELETION WITH DIFFERENT BUCKET SIZES</text:p>
      <text:p text:style-name="P1">OVERALL AVG TIME FOR B = 1000 : 11.7167</text:p>
      <text:p text:style-name="P1">OVERALL AVG TIME FOR B = 2000 : 11.2094</text:p>
      <text:p text:style-name="P1">OVERALL AVG TIME FOR B = 3000 : 11.3783</text:p>
      <text:p text:style-name="P1">OVERALL AVG TIME FOR B = 4000 : 11.4706</text:p>
      <text:p text:style-name="P1">OVERALL AVG TIME FOR B = 5000 : 11.2342</text:p>
      <text:p text:style-name="P1">OVERALL AVG TIME FOR B = 6000 : 11.6425</text:p>
      <text:p text:style-name="P1">OVERALL AVG TIME FOR B = 7000 : 12.3301</text:p>
      <text:p text:style-name="P1">OVERALL AVG TIME FOR B = 8000 : 14.5132</text:p>
      <text:p text:style-name="P1">OVERALL AVG TIME FOR B = 9000 : 12.13</text:p>
      <text:p text:style-name="P1">OVERALL AVG TIME FOR B = 10000 : 11.545</text:p>
      <text:p text:style-name="P1">OVERALL AVG TIME FOR B = 11000 : 11.3797</text:p>
      <text:p text:style-name="P1">OVERALL AVG TIME FOR B = 12000 : 11.2784</text:p>
      <text:p text:style-name="P1">OVERALL AVG TIME FOR B = 13000 : 11.5182</text:p>
      <text:p text:style-name="P1">OVERALL AVG TIME FOR B = 14000 : 11.5301</text:p>
      <text:p text:style-name="P1">OVERALL AVG TIME FOR B = 15000 : 11.4299</text:p>
      <text:p text:style-name="P1">OVERALL AVG TIME FOR B = 16000 : 11.6549</text:p>
      <text:p text:style-name="P1">OVERALL AVG TIME FOR B = 17000 : 11.5204</text:p>
      <text:p text:style-name="P1">OVERALL AVG TIME FOR B = 18000 : 11.22</text:p>
      <text:p text:style-name="P1">OVERALL AVG TIME FOR B = 19000 : 11.5674</text:p>
      <text:p text:style-name="P1">OVERALL AVG TIME FOR B = 20000 : 11.6657</text:p>
      <text:p text:style-name="P1">OVERALL AVG TIME FOR B = 21000 : 11.6239</text:p>
      <text:p text:style-name="P1">OVERALL AVG TIME FOR B = 22000 : 11.6538</text:p>
      <text:p text:style-name="P1">OVERALL AVG TIME FOR B = 23000 : 11.7173</text:p>
      <text:p text:style-name="P1">OVERALL AVG TIME FOR B = 24000 : 11.699</text:p>
      <text:p text:style-name="P1">OVERALL AVG TIME FOR B = 25000 : 11.3806</text:p>
      <text:p text:style-name="P1">OVERALL AVG TIME FOR B = 26000 : 11.4969</text:p>
      <text:p text:style-name="P1">OVERALL AVG TIME FOR B = 27000 : 11.7</text:p>
      <text:p text:style-name="P1">OVERALL AVG TIME FOR B = 28000 : 11.7347</text:p>
      <text:p text:style-name="P1">OVERALL AVG TIME FOR B = 29000 : 11.463</text:p>
      <text:p text:style-name="P1">OVERALL AVG TIME FOR B = 30000 : 11.6779</text:p>
      <text:p text:style-name="P1">OVERALL AVG TIME FOR B = 31000 : 12.4543</text:p>
      <text:p text:style-name="P1">OVERALL AVG TIME FOR B = 32000 : 11.4905</text:p>
      <text:p text:style-name="P1">OVERALL AVG TIME FOR B = 33000 : 11.762</text:p>
      <text:p text:style-name="P1">OVERALL AVG TIME FOR B = 34000 : 11.6728</text:p>
      <text:p text:style-name="P1">OVERALL AVG TIME FOR B = 35000 : 11.5483</text:p>
      <text:p text:style-name="P1">OVERALL AVG TIME FOR B = 36000 : 11.6768</text:p>
      <text:p text:style-name="P1">OVERALL AVG TIME FOR B = 37000 : 11.6528</text:p>
      <text:p text:style-name="P1">OVERALL AVG TIME FOR B = 38000 : 11.577</text:p>
      <text:p text:style-name="P1">OVERALL AVG TIME FOR B = 39000 : 11.5266</text:p>
      <text:p text:style-name="P1"><text:soft-page-break/>OVERALL AVG TIME FOR B = 40000 : 11.6389</text:p>
      <text:p text:style-name="P1">OVERALL AVG TIME FOR B = 41000 : 12.2291</text:p>
      <text:p text:style-name="P1">OVERALL AVG TIME FOR B = 42000 : 11.5682</text:p>
      <text:p text:style-name="P1">OVERALL AVG TIME FOR B = 43000 : 12.3703</text:p>
      <text:p text:style-name="P1">OVERALL AVG TIME FOR B = 44000 : 12.6029</text:p>
      <text:p text:style-name="P1">OVERALL AVG TIME FOR B = 45000 : 11.5868</text:p>
      <text:p text:style-name="P1">OVERALL AVG TIME FOR B = 46000 : 11.8927</text:p>
      <text:p text:style-name="P1">OVERALL AVG TIME FOR B = 47000 : 12.373</text:p>
      <text:p text:style-name="P1">OVERALL AVG TIME FOR B = 48000 : 12.1011</text:p>
      <text:p text:style-name="P1">OVERALL AVG TIME FOR B = 49000 : 11.8161</text:p>
      <text:p text:style-name="P1">OVERALL AVG TIME FOR B = 50000 : 12.1161</text:p>
      <text:p text:style-name="P1">OVERALL AVG TIME FOR B = 51000 : 12.0457</text:p>
      <text:p text:style-name="P1">OVERALL AVG TIME FOR B = 52000 : 11.8945</text:p>
      <text:p text:style-name="P1">OVERALL AVG TIME FOR B = 53000 : 13.4324</text:p>
      <text:p text:style-name="P1">OVERALL AVG TIME FOR B = 54000 : 11.7785</text:p>
      <text:p text:style-name="P1">OVERALL AVG TIME FOR B = 55000 : 11.7114</text:p>
      <text:p text:style-name="P1">OVERALL AVG TIME FOR B = 56000 : 12.0558</text:p>
      <text:p text:style-name="P1">OVERALL AVG TIME FOR B = 57000 : 11.6267</text:p>
      <text:p text:style-name="P1">OVERALL AVG TIME FOR B = 58000 : 11.9518</text:p>
      <text:p text:style-name="P1">OVERALL AVG TIME FOR B = 59000 : 12.4524</text:p>
      <text:p text:style-name="P1">OVERALL AVG TIME FOR B = 60000 : 12.4045</text:p>
      <text:p text:style-name="P1">OVERALL AVG TIME FOR B = 61000 : 12.326</text:p>
      <text:p text:style-name="P1">OVERALL AVG TIME FOR B = 62000 : 11.8266</text:p>
      <text:p text:style-name="P1">OVERALL AVG TIME FOR B = 63000 : 11.8702</text:p>
      <text:p text:style-name="P1">OVERALL AVG TIME FOR B = 64000 : 11.7621</text:p>
      <text:p text:style-name="P1">OVERALL AVG TIME FOR B = 65000 : 12.0379</text:p>
      <text:p text:style-name="P1">OVERALL AVG TIME FOR B = 66000 : 11.6487</text:p>
      <text:p text:style-name="P1">OVERALL AVG TIME FOR B = 67000 : 12.31</text:p>
      <text:p text:style-name="P1">OVERALL AVG TIME FOR B = 68000 : 12.4182</text:p>
      <text:p text:style-name="P1">OVERALL AVG TIME FOR B = 69000 : 13.3228</text:p>
      <text:p text:style-name="P1">OVERALL AVG TIME FOR B = 70000 : 11.6419</text:p>
      <text:p text:style-name="P1">OVERALL AVG TIME FOR B = 71000 : 11.721</text:p>
      <text:p text:style-name="P1">OVERALL AVG TIME FOR B = 72000 : 12.2027</text:p>
      <text:p text:style-name="P1">OVERALL AVG TIME FOR B = 73000 : 11.6205</text:p>
      <text:p text:style-name="P1">OVERALL AVG TIME FOR B = 74000 : 11.7926</text:p>
      <text:p text:style-name="P1">OVERALL AVG TIME FOR B = 75000 : 12.3935</text:p>
      <text:p text:style-name="P1">OVERALL AVG TIME FOR B = 76000 : 12.4375</text:p>
      <text:p text:style-name="P1">OVERALL AVG TIME FOR B = 77000 : 11.8294</text:p>
      <text:p text:style-name="P1">OVERALL AVG TIME FOR B = 78000 : 12.5362</text:p>
      <text:p text:style-name="P1">OVERALL AVG TIME FOR B = 79000 : 12.5769</text:p>
      <text:p text:style-name="P1">OVERALL AVG TIME FOR B = 80000 : 12.4402</text:p>
      <text:p text:style-name="P1">OVERALL AVG TIME FOR B = 81000 : 11.8981</text:p>
      <text:p text:style-name="P1">OVERALL AVG TIME FOR B = 82000 : 12.0209</text:p>
      <text:p text:style-name="P1">OVERALL AVG TIME FOR B = 83000 : 11.8009</text:p>
      <text:p text:style-name="P1">OVERALL AVG TIME FOR B = 84000 : 11.6722</text:p>
      <text:p text:style-name="P1">OVERALL AVG TIME FOR B = 85000 : 11.94</text:p>
      <text:p text:style-name="P1">OVERALL AVG TIME FOR B = 86000 : 11.6836</text:p>
      <text:p text:style-name="P1">OVERALL AVG TIME FOR B = 87000 : 11.9152</text:p>
      <text:p text:style-name="P1">OVERALL AVG TIME FOR B = 88000 : 11.8243</text:p>
      <text:p text:style-name="P1"><text:soft-page-break/>OVERALL AVG TIME FOR B = 89000 : 11.982</text:p>
      <text:p text:style-name="P1">OVERALL AVG TIME FOR B = 90000 : 11.667</text:p>
      <text:p text:style-name="P1">OVERALL AVG TIME FOR B = 91000 : 11.8057</text:p>
      <text:p text:style-name="P1">OVERALL AVG TIME FOR B = 92000 : 11.8555</text:p>
      <text:p text:style-name="P1">OVERALL AVG TIME FOR B = 93000 : 12.3331</text:p>
      <text:p text:style-name="P1">OVERALL AVG TIME FOR B = 94000 : 11.8745</text:p>
      <text:p text:style-name="P1">OVERALL AVG TIME FOR B = 95000 : 11.6442</text:p>
      <text:p text:style-name="P1">OVERALL AVG TIME FOR B = 96000 : 11.6853</text:p>
      <text:p text:style-name="P1">OVERALL AVG TIME FOR B = 97000 : 11.6766</text:p>
      <text:p text:style-name="P1">OVERALL AVG TIME FOR B = 98000 : 11.9796</text:p>
      <text:p text:style-name="P1">OVERALL AVG TIME FOR B = 99000 : 11.7041</text:p>
      <text:p text:style-name="P1">OVERALL AVG TIME FOR B = 100000 : 11.9551</text:p>
      <text:p text:style-name="P1">DETERMINED OPTIMAL BUCKET SIZE TO BE 2000</text:p>
      <text:p text:style-name="P1">LOAD FACTOR 0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20:20:29.613076101</meta:creation-date>
    <dc:date>2014-08-28T20:24:42.183147541</dc:date>
    <meta:editing-duration>P0D</meta:editing-duration>
    <meta:editing-cycles>1</meta:editing-cycles>
    <meta:document-statistic meta:table-count="0" meta:image-count="0" meta:object-count="0" meta:page-count="3" meta:paragraph-count="105" meta:word-count="990" meta:character-count="4612" meta:non-whitespace-character-count="3623"/>
    <meta:generator>LibreOffice/4.2.4.2$Linux_X86_64 LibreOffice_project/420m0$Build-2</meta:generator>
  </office:meta>
</office:document-meta>
</file>